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6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5.5cm"/>
    </style:style>
    <style:style style:name="gr5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0.8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4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2.1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4cm"/>
    </style:style>
    <style:style style:name="gr13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4.7cm"/>
    </style:style>
    <style:style style:name="gr1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3.6cm"/>
    </style:style>
    <style:style style:name="gr15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3.2cm"/>
    </style:style>
    <style:style style:name="gr16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2.1cm"/>
    </style:style>
    <style:style style:name="gr17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0.75cm" fo:min-width="4.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5cm" svg:height="1cm" svg:x="1.2cm" svg:y="3.6cm">
          <text:p text:style-name="P1">Conjuring from beyond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cm" svg:height="1cm" svg:x="1.1cm" svg:y="11.4cm">
          <text:p text:style-name="P1">Shackles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.3cm" svg:height="1cm" svg:x="1.1cm" svg:y="18.3cm">
          <text:p text:style-name="P1">Nature’s se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6cm" svg:height="1cm" svg:x="6.1cm" svg:y="10.7cm">
          <text:p text:style-name="P1">Curses within curses</text:p>
          <draw:enhanced-geometry svg:viewBox="0 0 21600 21600" draw:type="rectangle" draw:enhanced-path="M 0 0 L 21600 0 21600 21600 0 21600 0 0 Z N"/>
        </draw:custom-shape>
        <draw:custom-shape draw:style-name="gr5" draw:text-style-name="P3" xml:id="id20" draw:id="id20" draw:layer="layout" svg:width="5cm" svg:height="1.1cm" svg:x="13.7cm" svg:y="16.6cm">
          <text:p text:style-name="P1">Cast the shadows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2.5cm" svg:height="1cm" svg:x="8cm" svg:y="17.3cm">
          <text:p text:style-name="P1">Evil ey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4" draw:id="id4" draw:layer="layout" svg:width="4.4cm" svg:height="1cm" svg:x="9.1cm" svg:y="4.2cm">
          <text:p text:style-name="P1">Demonic seal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4.4cm" svg:height="1cm" svg:x="15.2cm" svg:y="4.7cm">
          <text:p text:style-name="P1">Blood sacrifice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2.6cm" svg:height="1cm" svg:x="9.5cm" svg:y="7.2cm">
          <text:p text:style-name="P1">Blink</text:p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5.9cm" svg:height="1cm" svg:x="13.7cm" svg:y="8.8cm">
          <text:p text:style-name="P1">Extend the shadows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4.6cm" svg:height="1cm" svg:x="12.3cm" svg:y="20.9cm">
          <text:p text:style-name="P1">Mend the bod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6" draw:id="id16" draw:layer="layout" svg:width="2.6cm" svg:height="0.9cm" svg:x="16.4cm" svg:y="13.8cm">
          <text:p text:style-name="P1">Stakes</text:p>
          <draw:enhanced-geometry svg:viewBox="0 0 21600 21600" draw:type="rectangle" draw:enhanced-path="M 0 0 L 21600 0 21600 21600 0 21600 0 0 Z N"/>
        </draw:custom-shape>
        <draw:custom-shape draw:style-name="gr9" draw:text-style-name="P1" xml:id="id9" draw:id="id9" draw:layer="layout" svg:width="5.9cm" svg:height="1cm" svg:x="8.6cm" svg:y="12.9cm">
          <text:p text:style-name="P1">Time breaks empires</text:p>
          <draw:enhanced-geometry svg:viewBox="0 0 21600 21600" draw:type="rectangle" draw:enhanced-path="M 0 0 L 21600 0 21600 21600 0 21600 0 0 Z N"/>
        </draw:custom-shape>
        <draw:custom-shape draw:style-name="gr12" draw:text-style-name="P1" xml:id="id17" draw:id="id17" draw:layer="layout" svg:width="4.9cm" svg:height="1cm" svg:x="12.7cm" svg:y="24.1cm">
          <text:p text:style-name="P1">Weave the vines</text:p>
          <draw:enhanced-geometry svg:viewBox="0 0 21600 21600" draw:type="rectangle" draw:enhanced-path="M 0 0 L 21600 0 21600 21600 0 21600 0 0 Z N"/>
        </draw:custom-shape>
        <draw:custom-shape draw:style-name="gr13" draw:text-style-name="P2" xml:id="id18" draw:id="id18" draw:layer="layout" svg:width="5.2cm" svg:height="1cm" svg:x="12.8cm" svg:y="18.7cm">
          <text:p text:style-name="P1">Warding spells</text:p>
          <draw:enhanced-geometry svg:viewBox="0 0 21600 21600" draw:type="rectangle" draw:enhanced-path="M 0 0 L 21600 0 21600 21600 0 21600 0 0 Z N"/>
        </draw:custom-shape>
        <draw:custom-shape draw:style-name="gr14" draw:text-style-name="P2" xml:id="id3" draw:id="id3" draw:layer="layout" svg:width="4.1cm" svg:height="1cm" svg:x="15.4cm" svg:y="2.6cm">
          <text:p text:style-name="P1">Demonic vigor</text:p>
          <draw:enhanced-geometry svg:viewBox="0 0 21600 21600" draw:type="rectangle" draw:enhanced-path="M 0 0 L 21600 0 21600 21600 0 21600 0 0 Z N"/>
        </draw:custom-shape>
        <draw:custom-shape draw:style-name="gr13" draw:text-style-name="P2" xml:id="id2" draw:id="id2" draw:layer="layout" svg:width="5.2cm" svg:height="1cm" svg:x="9.3cm" svg:y="1.8cm">
          <text:p text:style-name="P1">Deal with the devil</text:p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3.7cm" svg:height="1cm" svg:x="6.8cm" svg:y="20.8cm">
          <text:p text:style-name="P1">Plant growth</text:p>
          <draw:enhanced-geometry svg:viewBox="0 0 21600 21600" draw:type="rectangle" draw:enhanced-path="M 0 0 L 21600 0 21600 21600 0 21600 0 0 Z N"/>
        </draw:custom-shape>
        <draw:custom-shape draw:style-name="gr16" draw:text-style-name="P2" xml:id="id7" draw:id="id7" draw:layer="layout" svg:width="2.6cm" svg:height="1cm" svg:x="5.3cm" svg:y="8.8cm">
          <text:p text:style-name="P1">Vess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15" draw:id="id15" draw:layer="layout" svg:width="5.4cm" svg:height="1cm" svg:x="13.9cm" svg:y="11.1cm">
          <text:p text:style-name="P1">Weaving the fate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svg:x1="7.7cm" svg:y1="4.1cm" svg:x2="9.3cm" svg:y2="2.3cm" draw:start-shape="id1" draw:start-glue-point="1" draw:end-shape="id2" draw:end-glue-point="3" svg:d="M7700 4100h800v-1800h800" svg:viewBox="0 0 1601 1801">
          <text:p/>
        </draw:connector>
        <draw:connector draw:style-name="gr18" draw:text-style-name="P4" draw:layer="layout" svg:x1="14.5cm" svg:y1="2.3cm" svg:x2="15.4cm" svg:y2="3.1cm" draw:start-shape="id2" draw:start-glue-point="1" draw:end-shape="id3" draw:end-glue-point="3" svg:d="M14500 2300h450v800h450" svg:viewBox="0 0 901 801">
          <text:p/>
        </draw:connector>
        <draw:connector draw:style-name="gr18" draw:text-style-name="P4" draw:layer="layout" svg:x1="7.7cm" svg:y1="4.026cm" svg:x2="9.1cm" svg:y2="4.7cm" draw:end-shape="id4" draw:end-glue-point="3" svg:d="M7700 4026h450v674h950" svg:viewBox="0 0 1401 675">
          <text:p/>
        </draw:connector>
        <draw:connector draw:style-name="gr18" draw:text-style-name="P4" draw:layer="layout" svg:x1="7.7cm" svg:y1="4.026cm" svg:x2="9.5cm" svg:y2="7.7cm" draw:end-shape="id5" draw:end-glue-point="3" svg:d="M7700 4026h650v3674h1150" svg:viewBox="0 0 1801 3675">
          <text:p/>
        </draw:connector>
        <draw:connector draw:style-name="gr18" draw:text-style-name="P4" draw:layer="layout" svg:x1="4.1cm" svg:y1="11.9cm" svg:x2="5.3cm" svg:y2="9.3cm" draw:start-shape="id6" draw:start-glue-point="1" draw:end-shape="id7" draw:end-glue-point="3" svg:d="M4100 11900h600v-2600h600" svg:viewBox="0 0 1201 2601">
          <text:p/>
        </draw:connector>
        <draw:connector draw:style-name="gr18" draw:text-style-name="P4" draw:layer="layout" svg:x1="4.1cm" svg:y1="11.826cm" svg:x2="6.1cm" svg:y2="11.2cm" draw:end-shape="id8" draw:end-glue-point="3" svg:d="M4100 11826h750v-626h1250" svg:viewBox="0 0 2001 627">
          <text:p/>
        </draw:connector>
        <draw:connector draw:style-name="gr18" draw:text-style-name="P4" draw:layer="layout" svg:x1="4.1cm" svg:y1="11.826cm" svg:x2="8.6cm" svg:y2="13.4cm" draw:end-shape="id9" draw:end-glue-point="3" svg:d="M4100 11826h2000v1574h2500" svg:viewBox="0 0 4501 1575">
          <text:p/>
        </draw:connector>
        <draw:connector draw:style-name="gr18" draw:text-style-name="P4" draw:layer="layout" svg:x1="5.4cm" svg:y1="18.8cm" svg:x2="6.8cm" svg:y2="21.3cm" draw:start-shape="id10" draw:start-glue-point="1" draw:end-shape="id11" draw:end-glue-point="3" svg:d="M5400 18800h700v2500h700" svg:viewBox="0 0 1401 2501">
          <text:p/>
        </draw:connector>
        <draw:connector draw:style-name="gr18" draw:text-style-name="P4" draw:layer="layout" svg:x1="5.4cm" svg:y1="18.8cm" svg:x2="8cm" svg:y2="17.8cm" draw:start-shape="id10" draw:start-glue-point="1" draw:end-shape="id12" draw:end-glue-point="3" svg:d="M5400 18800h1300v-1000h1300" svg:viewBox="0 0 2601 1001">
          <text:p/>
        </draw:connector>
        <draw:connector draw:style-name="gr18" draw:text-style-name="P4" draw:layer="layout" svg:x1="7.9cm" svg:y1="9.3cm" svg:x2="13.7cm" svg:y2="9.3cm" draw:start-shape="id7" draw:start-glue-point="1" draw:end-shape="id13" draw:end-glue-point="3" svg:d="M7900 9300h5800" svg:viewBox="0 0 5801 1">
          <text:p/>
        </draw:connector>
        <draw:connector draw:style-name="gr18" draw:text-style-name="P4" draw:layer="layout" svg:x1="12.1cm" svg:y1="7.7cm" svg:x2="13.7cm" svg:y2="9.3cm" draw:start-shape="id5" draw:start-glue-point="1" draw:end-shape="id13" draw:end-glue-point="3" svg:d="M12100 7700h800v1600h800" svg:viewBox="0 0 1601 1601">
          <text:p/>
        </draw:connector>
        <draw:connector draw:style-name="gr18" draw:text-style-name="P4" draw:layer="layout" svg:x1="13.5cm" svg:y1="4.7cm" svg:x2="15.2cm" svg:y2="5.2cm" draw:start-shape="id4" draw:start-glue-point="1" draw:end-shape="id14" draw:end-glue-point="3" svg:d="M13500 4700h850v500h850" svg:viewBox="0 0 1701 501">
          <text:p/>
        </draw:connector>
        <draw:connector draw:style-name="gr18" draw:text-style-name="P4" draw:layer="layout" svg:x1="13.5cm" svg:y1="4.7cm" svg:x2="15.4cm" svg:y2="3.1cm" draw:start-shape="id4" draw:start-glue-point="1" draw:end-shape="id3" draw:end-glue-point="3" svg:d="M13500 4700h950v-1600h950" svg:viewBox="0 0 1901 1601">
          <text:p/>
        </draw:connector>
        <draw:connector draw:style-name="gr18" draw:text-style-name="P4" draw:layer="layout" svg:x1="12.1cm" svg:y1="11.2cm" svg:x2="13.9cm" svg:y2="11.6cm" draw:start-shape="id8" draw:start-glue-point="1" draw:end-shape="id15" draw:end-glue-point="3" svg:d="M12100 11200h900v400h900" svg:viewBox="0 0 1801 401">
          <text:p/>
        </draw:connector>
        <draw:connector draw:style-name="gr18" draw:text-style-name="P4" draw:layer="layout" svg:x1="14.5cm" svg:y1="13.4cm" svg:x2="16.4cm" svg:y2="14.25cm" draw:start-shape="id9" draw:start-glue-point="1" draw:end-shape="id16" draw:end-glue-point="3" svg:d="M14500 13400h950v850h950" svg:viewBox="0 0 1901 851">
          <text:p/>
        </draw:connector>
        <draw:connector draw:style-name="gr18" draw:text-style-name="P4" draw:layer="layout" svg:x1="10.5cm" svg:y1="17.8cm" svg:x2="16.4cm" svg:y2="14.25cm" draw:start-shape="id12" draw:start-glue-point="1" draw:end-shape="id16" draw:end-glue-point="3" svg:d="M10500 17800h2950v-3550h2950" svg:viewBox="0 0 5901 3551">
          <text:p/>
        </draw:connector>
        <draw:connector draw:style-name="gr18" draw:text-style-name="P4" draw:layer="layout" svg:x1="10.5cm" svg:y1="21.3cm" svg:x2="12.7cm" svg:y2="24.6cm" draw:start-shape="id11" draw:start-glue-point="1" draw:end-shape="id17" draw:end-glue-point="3" svg:d="M10500 21300h1100v3300h1100" svg:viewBox="0 0 2201 3301">
          <text:p/>
        </draw:connector>
        <draw:connector draw:style-name="gr18" draw:text-style-name="P4" draw:layer="layout" svg:x1="10.5cm" svg:y1="17.8cm" svg:x2="12.8cm" svg:y2="19.2cm" draw:start-shape="id12" draw:start-glue-point="1" draw:end-shape="id18" draw:end-glue-point="3" svg:d="M10500 17800h1150v1400h1150" svg:viewBox="0 0 2301 1401">
          <text:p/>
        </draw:connector>
        <draw:connector draw:style-name="gr18" draw:text-style-name="P4" draw:layer="layout" svg:x1="10.5cm" svg:y1="21.3cm" svg:x2="12.3cm" svg:y2="21.4cm" draw:start-shape="id11" draw:start-glue-point="1" draw:end-shape="id19" draw:end-glue-point="3" svg:d="M10500 21300h900v100h900" svg:viewBox="0 0 1801 101">
          <text:p/>
        </draw:connector>
        <draw:connector draw:style-name="gr18" draw:text-style-name="P4" draw:layer="layout" svg:x1="10.5cm" svg:y1="17.8cm" svg:x2="13.7cm" svg:y2="17.15cm" draw:start-shape="id12" draw:start-glue-point="1" draw:end-shape="id20" draw:end-glue-point="3" svg:d="M10500 17800h1600v-650h1600" svg:viewBox="0 0 3201 651">
          <text:p/>
        </draw:connector>
        <draw:connector draw:style-name="gr18" draw:text-style-name="P4" draw:layer="layout" svg:x1="5.4cm" svg:y1="18.8cm" svg:x2="8.6cm" svg:y2="13.4cm" draw:start-shape="id10" draw:start-glue-point="1" draw:end-shape="id9" draw:end-glue-point="3" svg:d="M5400 18800h1600v-5400h1600" svg:viewBox="0 0 3201 5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1:18:42.339000000</meta:creation-date>
    <dc:date>2023-01-28T17:38:09.569000000</dc:date>
    <meta:editing-duration>PT7M14S</meta:editing-duration>
    <meta:editing-cycles>2</meta:editing-cycles>
    <meta:generator>LibreOffice/6.2.6.2$Windows_X86_64 LibreOffice_project/684e730861356e74889dfe6dbddd3562aae2e6ad</meta:generator>
    <meta:document-statistic meta:object-count="41"/>
  </office:meta>
</office:document-meta>
</file>